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9-09-20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</table:table>
      <table:table table:name="2018-09-2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3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</table:table>
      <table:table table:name="2017-09-15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4"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table table:name="2016-09-16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3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oosevel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</table:table>
      <table:table table:name="2015-09-1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/>
        </table:table-row>
      </table:table>
      <table:table table:name="2014-09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Flynn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number-columns-repeated="4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</table:table>
      <table:table table:name="2013-09-20" table:style-name="ta1">
        <office:forms form:automatic-focus="false" form:apply-design-mode="false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</table:table>
      <table:table table:name="2012-09-21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keshor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number-columns-repeated="4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</table:table>
      <table:table table:name="2011-09-16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ust Lan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number-columns-repeated="4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</table:table>
      <table:table table:name="2010-09-17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ust Lan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fellow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table table:name="2009-09-18" table:style-name="ta1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Grade K</text:p>
          </table:table-cell>
          <table:table-cell office:value-type="string" calcext:value-type="string">
            <text:p>Grade 1</text:p>
          </table:table-cell>
          <table:table-cell office:value-type="string" calcext:value-type="string">
            <text:p>Grade 2</text:p>
          </table:table-cell>
          <table:table-cell office:value-type="string" calcext:value-type="string">
            <text:p>Grade 3</text:p>
          </table:table-cell>
          <table:table-cell office:value-type="string" calcext:value-type="string">
            <text:p>Grade 4</text:p>
          </table:table-cell>
          <table:table-cell office:value-type="string" calcext:value-type="string">
            <text:p>Grade 5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lyn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shore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3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ust Lane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fellow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z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dowview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orthwoods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nam Heights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obbins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osevelt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20:21:08.402102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6:55:31.354156771</meta:creation-date>
    <dc:date>2020-07-11T11:51:51.149212331</dc:date>
    <meta:editing-duration>PT14H50M9S</meta:editing-duration>
    <meta:editing-cycles>7</meta:editing-cycles>
    <meta:generator>LibreOffice/6.0.7.3$Linux_X86_64 LibreOffice_project/00m0$Build-3</meta:generator>
    <meta:document-statistic meta:table-count="11" meta:cell-count="2555" meta:object-count="0"/>
  </office:meta>
</office:document-meta>
</file>